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office:value-type="string" calcext:value-type="string">
            <text:p>Peak Element –I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4-04-2026</text:p>
          </table:table-cell>
          <table:table-cell office:value-type="string" calcext:value-type="string">
            <text:p><text:a xlink:href="https://leetcode.com/problems/find-a-peak-element-ii/" xlink:type="simple">https://leetcode.com/problems/find-a-peak-element-ii/</text:a></text:p>
          </table:table-cell>
          <table:table-cell office:value-type="string" calcext:value-type="string">
            <text:p>Peak Element – II</text:p>
          </table:table-cell>
          <table:table-cell office:value-type="string" calcext:value-type="string">
            <text:p>Binary Search (return the largest element</text:p>
            <text:p>if the largest element of mid is not the peak,</text:p>
            <text:p> Then eliminate the part accordingly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Peak_Element_II.cpp" xlink:type="simple">https://github.com/bhavya-jain22/Question_Data/blob/main/Leetcode_Soln/Peak_Element_II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Generate_Parenthesis.cpp" xlink:type="simple">https://github.com/bhavya-jain22/Question_Data/blob/main/Leetcode_Soln/Generate_Parenthesis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Word_Search.cpp" xlink:type="simple">https://github.com/bhavya-jain22/Question_Data/blob/main/Leetcode_Soln/Word_Search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office:value-type="string" calcext:value-type="string">
            <text:p>Sudoku Solver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Sudoku_Solver.cpp" xlink:type="simple">https://github.com/bhavya-jain22/Question_Data/blob/main/Leetcode_Soln/Sudoku_Solver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office:value-type="string" calcext:value-type="string">
            <text:p>Max Width</text:p>
          </table:table-cell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Maximum_Width_Of_Binary_Tree.cpp" xlink:type="simple">https://github.com/bhavya-jain22/Question_Data/blob/main/Leetcode_Soln/Maximum_Width_Of_Binary_Tree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divide-two-integers/" xlink:type="simple">https://leetcode.com/problems/divide-two-integers/</text:a></text:p>
          </table:table-cell>
          <table:table-cell office:value-type="string" calcext:value-type="string">
            <text:p>Divide Two Integers</text:p>
          </table:table-cell>
          <table:table-cell office:value-type="string" calcext:value-type="string">
            <text:p>Bit Mani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Divide_Two_Integers.cpp/" xlink:type="simple">https://github.com/bhavya-jain22/Question_Data/blob/main/Leetcode_Soln/Divide_Two_Integers.cp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k-th-smallest-remaining-even-integer-in-subarray-queries/" xlink:type="simple">https://leetcode.com/problems/k-th-smallest-remaining-even-integer-in-subarray-queries/</text:a></text:p>
          </table:table-cell>
          <table:table-cell office:value-type="string" calcext:value-type="string">
            <text:p>Kth Remaining Integer</text:p>
          </table:table-cell>
          <table:table-cell office:value-type="string" calcext:value-type="string">
            <text:p>Prefix &amp; 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<text:a xlink:href="https://github.com/bhavya-jain22/Question_Data/blob/main/Leetcode_Soln/kth_Remaining_Integer.cpp/" xlink:type="simple">https://github.com/bhavya-jain22/Question_Data/blob/main/Leetcode_Soln/kth_Remaining_Integer.cpp/</text:a>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00:51:43.689189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28T00:53:57.024150354</dc:date>
    <meta:editing-duration>PT7H6M14S</meta:editing-duration>
    <meta:editing-cycles>28</meta:editing-cycles>
    <meta:generator>LibreOffice/24.2.7.2$Linux_X86_64 LibreOffice_project/420$Build-2</meta:generator>
    <meta:document-statistic meta:table-count="1" meta:cell-count="123" meta:object-count="0"/>
  </office:meta>
</office:document-meta>
</file>